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4pt" officeooo:rsid="00105d5e" officeooo:paragraph-rsid="00105d5e" style:font-size-asian="12.25pt" style:font-size-complex="14pt"/>
    </style:style>
    <style:style style:name="P2" style:family="paragraph" style:parent-style-name="Standard">
      <style:text-properties style:font-name="Ubuntu" fo:font-size="14pt" officeooo:rsid="001231f4" officeooo:paragraph-rsid="001231f4" style:font-size-asian="12.25pt" style:font-size-complex="14pt"/>
    </style:style>
    <style:style style:name="P3" style:family="paragraph" style:parent-style-name="Standard">
      <style:text-properties style:font-name="Ubuntu" fo:font-size="14pt" officeooo:rsid="00132534" officeooo:paragraph-rsid="0016124a" style:font-size-asian="12.25pt" style:font-size-complex="14pt"/>
    </style:style>
    <style:style style:name="P4" style:family="paragraph" style:parent-style-name="Standard">
      <style:text-properties style:font-name="Ubuntu" fo:font-size="14pt" officeooo:rsid="001409a1" officeooo:paragraph-rsid="001409a1" style:font-size-asian="12.25pt" style:font-size-complex="14pt"/>
    </style:style>
    <style:style style:name="P5" style:family="paragraph" style:parent-style-name="Standard" style:list-style-name="L2">
      <style:text-properties style:font-name="Ubuntu" fo:font-size="14pt" officeooo:rsid="001409a1" officeooo:paragraph-rsid="001409a1" style:font-size-asian="12.25pt" style:font-size-complex="14pt"/>
    </style:style>
    <style:style style:name="P6" style:family="paragraph" style:parent-style-name="Standard">
      <style:text-properties fo:color="#6666ff" style:font-name="Ubuntu" fo:font-size="14pt" officeooo:rsid="001607fe" style:font-size-asian="12.25pt" style:font-size-complex="14pt"/>
    </style:style>
    <style:style style:name="P7" style:family="paragraph" style:parent-style-name="Standard">
      <style:text-properties fo:color="#6666ff" style:font-name="Ubuntu" fo:font-size="14pt" officeooo:rsid="001607fe" officeooo:paragraph-rsid="001607fe" style:font-size-asian="12.25pt" style:font-size-complex="14pt"/>
    </style:style>
    <style:style style:name="P8" style:family="paragraph" style:parent-style-name="Standard">
      <style:text-properties fo:color="#6666ff" style:font-name="Ubuntu" fo:font-size="14pt" officeooo:rsid="00132534" officeooo:paragraph-rsid="0016124a" style:font-size-asian="12.25pt" style:font-size-complex="14pt"/>
    </style:style>
    <style:style style:name="P9" style:family="paragraph" style:parent-style-name="Standard">
      <style:text-properties fo:color="#000000" style:font-name="Ubuntu" fo:font-size="14pt" officeooo:rsid="001607fe" officeooo:paragraph-rsid="001607fe" style:font-size-asian="12.25pt" style:font-size-complex="14pt"/>
    </style:style>
    <style:style style:name="P10" style:family="paragraph" style:parent-style-name="Standard">
      <style:text-properties fo:color="#000000" style:font-name="Ubuntu" fo:font-size="14pt" officeooo:rsid="0016124a" officeooo:paragraph-rsid="0016124a" style:font-size-asian="12.25pt" style:font-size-complex="14pt"/>
    </style:style>
    <style:style style:name="P11" style:family="paragraph">
      <style:text-properties style:font-name="Ubuntu" fo:font-size="24pt" style:font-size-asian="24pt" style:font-size-complex="24pt"/>
    </style:style>
    <style:style style:name="T1" style:family="text">
      <style:text-properties officeooo:rsid="00132534"/>
    </style:style>
    <style:style style:name="T2" style:family="text">
      <style:text-properties officeooo:rsid="001409a1"/>
    </style:style>
    <style:style style:name="T3" style:family="text">
      <style:text-properties fo:color="#6666ff" officeooo:rsid="001409a1"/>
    </style:style>
    <style:style style:name="T4" style:family="text">
      <style:text-properties style:font-name="Ubuntu" fo:font-size="24pt" style:font-size-asian="24pt" style:font-size-complex="2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746cm" fo:min-width="20.99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3.969cm" fo:min-width="5.927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name="Shape1" draw:style-name="gr1" draw:text-style-name="P11" svg:width="21cm" svg:height="1.747cm" svg:x="-2.057cm" svg:y="-0.596cm"><text:p><text:span text:style-name="T4">Future Development</text:span></text:p><draw:enhanced-geometry svg:viewBox="0 0 21600 21600" draw:type="rectangle" draw:enhanced-path="M 0 0 L 21600 0 21600 21600 0 21600 0 0 Z N"/></draw:custom-shape></text:p>
      <text:p text:style-name="Standard"/>
      <text:p text:style-name="P6"/>
      <text:p text:style-name="P2">The future aims of our project will be to deliver a fully functioning web <text:span text:style-name="T1">app </text:span>to our client, the LACR team. This aim will be achieved by further developing the prototype of *softwarename we have created as a proof of concept. <text:span text:style-name="T1">Our team will expand the features already present within the prototype as well as implemement new features that will push the sofware from being a proof of concept to the final product.</text:span></text:p>
      <text:p text:style-name="P2"/>
      <text:p text:style-name="P3">For our software to be considered the final product it must <text:span text:style-name="T2">be able to perform a number of tasks outlined by the LACR team. </text:span></text:p>
      <text:p text:style-name="P8"/>
      <text:p text:style-name="P3"><text:span text:style-name="T3">The final product will be able to do the following:</text:span></text:p>
      <text:list xml:id="list80284352933026404" text:style-name="L2">
        <text:list-item>
          <text:p text:style-name="P5">Allow users to search through all stored documents/images</text:p>
          <text:p text:style-name="P5"/>
        </text:list-item>
        <text:list-item>
          <text:p text:style-name="P5">Allow users to download documents/images/XML files</text:p>
          <text:p text:style-name="P5"/>
        </text:list-item>
        <text:list-item>
          <text:p text:style-name="P5">Allow a user to sign in as an administrator and gain various privillages</text:p>
          <text:p text:style-name="P5"/>
        </text:list-item>
        <text:list-item>
          <text:p text:style-name="P5">Allow administrators to upload new documents/images</text:p>
          <text:p text:style-name="P5"/>
        </text:list-item>
        <text:list-item>
          <text:p text:style-name="P5">Allow Administrators to Delete documents/images</text:p>
        </text:list-item>
      </text:list>
      <text:p text:style-name="P4"/>
      <text:p text:style-name="P7">The future of the project</text:p>
      <text:p text:style-name="P9">The final product we will leave the LACR team with will be a small part of a project that spans several years. There are plans in the future to expand on the software we have delivered so that it may aid in future stages of the product.</text:p>
      <text:p text:style-name="P9"/>
      <text:p text:style-name="P10">To allow our software to be used in later stages of the project it will be ‘open ended’. This will allow the LACR to use our software without the direct involvment of our group.</text:p>
      <text:p text:style-name="P9"/>
      <text:p text:style-name="P9"/>
      <text:p text:style-name="P1"/>
      <text:p text:style-name="P1"/>
      <text:p text:style-name="P1"><draw:custom-shape text:anchor-type="paragraph" draw:z-index="1" draw:name="Shape2" draw:style-name="gr2" svg:width="5.927cm" svg:height="3.97cm" svg:x="5.246cm" svg:y="0.97cm"><text:p>*Place Holder for Logo/Graphic</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4:18:14.938362319</meta:creation-date>
    <dc:date>2016-11-15T15:19:05.898706304</dc:date>
    <meta:editing-duration>PT8M54S</meta:editing-duration>
    <meta:editing-cycles>1</meta:editing-cycles>
    <meta:document-statistic meta:table-count="0" meta:image-count="0" meta:object-count="0" meta:page-count="1" meta:paragraph-count="15" meta:word-count="240" meta:character-count="1310" meta:non-whitespace-character-count="1089"/>
    <meta:generator>LibreOffice/5.1.4.2$Linux_X86_64 LibreOffice_project/10m0$Build-2</meta:generator>
  </office:meta>
</office:document-meta>
</file>